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P3" style:family="paragraph" style:parent-style-name="Text_20_body">
      <style:paragraph-properties fo:margin-top="0cm" fo:margin-bottom="0cm" style:contextual-spacing="false"/>
      <style:text-properties fo:color="#999999" loext:opacity="100%" style:font-name="Candara" fo:font-size="12pt" officeooo:rsid="001d1bdf" officeooo:paragraph-rsid="001d1bdf" style:font-size-asian="12pt" style:font-size-complex="12pt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8" style:family="paragraph" style:parent-style-name="Text_20_body">
      <style:text-properties style:font-name="Candara" fo:font-size="12pt" officeooo:paragraph-rsid="00100080" style:font-size-asian="12pt" style:font-size-complex="12pt"/>
    </style:style>
    <style:style style:name="P9" style:family="paragraph" style:parent-style-name="Text_20_body">
      <style:text-properties style:font-name="Candara" fo:font-size="12pt" officeooo:rsid="000c2e26" officeooo:paragraph-rsid="000c2e26" style:font-size-asian="12pt" style:font-size-complex="12pt"/>
    </style:style>
    <style:style style:name="P10" style:family="paragraph" style:parent-style-name="Text_20_body">
      <style:text-properties style:font-name="Candara" fo:font-size="12pt" officeooo:rsid="000c2e26" officeooo:paragraph-rsid="00108ae3" style:font-size-asian="12pt" style:font-size-complex="12pt"/>
    </style:style>
    <style:style style:name="P11" style:family="paragraph" style:parent-style-name="Text_20_body">
      <style:text-properties style:font-name="Candara" fo:font-size="12pt" officeooo:rsid="000c2e26" officeooo:paragraph-rsid="001846ee" style:font-size-asian="12pt" style:font-size-complex="12pt"/>
    </style:style>
    <style:style style:name="P12" style:family="paragraph" style:parent-style-name="Text_20_body">
      <style:text-properties style:font-name="Candara" fo:font-size="12pt" officeooo:paragraph-rsid="00108ae3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14" style:family="paragraph" style:parent-style-name="Text_20_body">
      <style:text-properties style:font-name="Candara" fo:font-size="12pt" officeooo:paragraph-rsid="001846ee" style:font-size-asian="12pt" style:font-size-complex="12pt"/>
    </style:style>
    <style:style style:name="P15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8" style:family="paragraph" style:parent-style-name="Standard">
      <style:text-properties officeooo:rsid="000072b9" officeooo:paragraph-rsid="000072b9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d7ccc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Preformatted_20_Text">
      <style:text-properties officeooo:paragraph-rsid="001846ee"/>
    </style:style>
    <style:style style:name="P22" style:family="paragraph" style:parent-style-name="Text_20_body">
      <style:text-properties fo:color="#666666" loext:opacity="100%" style:font-name="Candara" fo:font-size="12pt" officeooo:rsid="0005c57e" officeooo:paragraph-rsid="00108ae3" style:font-size-asian="12pt" style:font-size-complex="12pt"/>
    </style:style>
    <style:style style:name="P23" style:family="paragraph" style:parent-style-name="Text_20_body">
      <style:text-properties fo:color="#666666" loext:opacity="100%" style:font-name="Candara" fo:font-size="12pt" officeooo:rsid="0005c57e" officeooo:paragraph-rsid="001846ee" style:font-size-asian="12pt" style:font-size-complex="12pt"/>
    </style:style>
    <style:style style:name="P24" style:family="paragraph" style:parent-style-name="Text_20_body">
      <style:text-properties fo:color="#666666" loext:opacity="100%" style:font-name="Candara" fo:font-size="12pt" officeooo:rsid="000c2e26" officeooo:paragraph-rsid="00108ae3" style:font-size-asian="12pt" style:font-size-complex="12pt"/>
    </style:style>
    <style:style style:name="P25" style:family="paragraph" style:parent-style-name="Text_20_body">
      <style:text-properties officeooo:paragraph-rsid="00100080"/>
    </style:style>
    <style:style style:name="P26" style:family="paragraph" style:parent-style-name="Heading_20_1">
      <style:paragraph-properties fo:break-before="page"/>
      <style:text-properties fo:color="#666666" loext:opacity="100%" style:font-name="Candara" fo:font-size="12pt" officeooo:rsid="0005c57e" officeooo:paragraph-rsid="0005c57e" style:font-size-asian="12pt" style:font-size-complex="12pt"/>
    </style:style>
    <style:style style:name="P27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28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9" style:family="paragraph" style:parent-style-name="Heading_20_1">
      <style:paragraph-properties fo:break-before="page"/>
      <style:text-properties fo:color="#999999" loext:opacity="100%" style:font-name="Candara" fo:font-size="12pt" style:font-size-asian="12pt" style:font-size-complex="12pt"/>
    </style:style>
    <style:style style:name="P30" style:family="paragraph" style:parent-style-name="Heading_20_1">
      <style:paragraph-properties fo:break-before="page"/>
      <style:text-properties fo:color="#999999" loext:opacity="100%" style:font-name="Candara" fo:font-size="12pt" officeooo:paragraph-rsid="001846ee" style:font-size-asian="12pt" style:font-size-complex="12pt"/>
    </style:style>
    <style:style style:name="P31" style:family="paragraph" style:parent-style-name="Heading_20_1">
      <style:paragraph-properties fo:margin-top="0cm" fo:margin-bottom="0cm" style:contextual-spacing="false" fo:break-before="page"/>
      <style:text-properties fo:color="#999999" loext:opacity="100%" style:font-name="Candara" fo:font-size="12pt" officeooo:paragraph-rsid="001d1bdf" style:font-size-asian="12pt" style:font-size-complex="12pt"/>
    </style:style>
    <style:style style:name="P3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6" style:family="paragraph" style:parent-style-name="Text_20_body" style:list-style-name="L4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8" style:family="paragraph" style:parent-style-name="Text_20_body" style:list-style-name="L6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9" style:family="paragraph" style:parent-style-name="Text_20_body" style:list-style-name="L7">
      <style:text-properties style:font-name="Candara" fo:font-size="12pt" style:font-size-asian="12pt" style:font-size-complex="12pt"/>
    </style:style>
    <style:style style:name="P40" style:family="paragraph" style:parent-style-name="Text_20_body" style:list-style-name="L8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1" style:family="paragraph" style:parent-style-name="Text_20_body" style:list-style-name="L9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2" style:family="paragraph" style:parent-style-name="Text_20_body" style:list-style-name="L10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3" style:family="paragraph" style:parent-style-name="Text_20_body" style:list-style-name="L11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rsid="001846ee" officeooo:paragraph-rsid="001846ee" style:font-size-asian="12pt" style:font-size-complex="12pt"/>
    </style:style>
    <style:style style:name="P45" style:family="paragraph" style:parent-style-name="Text_20_body" style:list-style-name="L12">
      <style:paragraph-properties fo:margin-top="0cm" fo:margin-bottom="0cm" style:contextual-spacing="false"/>
      <style:text-properties style:font-name="Candara" fo:font-size="12pt" officeooo:rsid="0018f911" officeooo:paragraph-rsid="0018f911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fo:font-size="10.5pt" officeooo:rsid="000072b9" style:font-size-asian="10.5pt" style:font-size-complex="10.5pt"/>
    </style:style>
    <style:style style:name="T6" style:family="text">
      <style:text-properties fo:color="#999999" loext:opacity="100%" fo:font-size="10.5pt" officeooo:rsid="000df3c9" style:font-size-asian="10.5pt" style:font-size-complex="10.5pt"/>
    </style:style>
    <style:style style:name="T7" style:family="text">
      <style:text-properties fo:color="#999999" loext:opacity="100%" style:font-name="Candara" fo:font-size="12pt" style:font-size-asian="12pt" style:font-size-complex="12pt"/>
    </style:style>
    <style:style style:name="T8" style:family="text">
      <style:text-properties fo:color="#999999" loext:opacity="100%" style:font-name="Candara" fo:font-size="12pt" officeooo:rsid="001d7ccc" style:font-size-asian="12pt" style:font-size-complex="12pt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officeooo:rsid="00100080"/>
    </style:style>
    <style:style style:name="T11" style:family="text">
      <style:text-properties fo:color="#666666" loext:opacity="100%" officeooo:rsid="00108ae3"/>
    </style:style>
    <style:style style:name="T12" style:family="text">
      <style:text-properties fo:color="#666666" loext:opacity="100%" officeooo:rsid="001846ee"/>
    </style:style>
    <style:style style:name="T13" style:family="text">
      <style:text-properties fo:color="#666666" loext:opacity="100%" officeooo:rsid="0005c57e"/>
    </style:style>
    <style:style style:name="T14" style:family="text">
      <style:text-properties fo:color="#666666" loext:opacity="100%" style:font-name="Candara" fo:font-size="12pt" fo:font-style="normal" officeooo:rsid="00100080" style:font-size-asian="12pt" style:font-style-asian="normal" style:font-size-complex="12pt" style:font-style-complex="normal"/>
    </style:style>
    <style:style style:name="T15" style:family="text">
      <style:text-properties officeooo:rsid="000df3c9"/>
    </style:style>
    <style:style style:name="T16" style:family="text">
      <style:text-properties officeooo:rsid="000febfe"/>
    </style:style>
    <style:style style:name="T17" style:family="text">
      <style:text-properties officeooo:rsid="00135f5f"/>
    </style:style>
    <style:style style:name="T18" style:family="text">
      <style:text-properties officeooo:rsid="001846ee"/>
    </style:style>
    <style:style style:name="T19" style:family="text">
      <style:text-properties officeooo:rsid="001d1bdf"/>
    </style:style>
    <style:style style:name="T20" style:family="text">
      <style:text-properties style:font-name="Candar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16">4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16"/>
      <text:p text:style-name="P17"/>
      <text:p text:style-name="P18"/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107_3396345470" text:style-name="Index_20_Link" text:visited-style-name="Index_20_Link">Actividades 4.1<text:tab/>2</text:a></text:p>
          <text:p text:style-name="P20"><text:a xlink:type="simple" xlink:href="#__RefHeading___Toc4209_4121001184" text:style-name="Index_20_Link" text:visited-style-name="Index_20_Link">Actividades 4.2<text:tab/>3</text:a></text:p>
          <text:p text:style-name="P20"><text:a xlink:type="simple" xlink:href="#__RefHeading___Toc11640_948389299" text:style-name="Index_20_Link" text:visited-style-name="Index_20_Link">Actividades 4.3<text:tab/>4</text:a></text:p>
          <text:p text:style-name="P20"><text:a xlink:type="simple" xlink:href="#__RefHeading___Toc2060_1723208247" text:style-name="Index_20_Link" text:visited-style-name="Index_20_Link">Actividades 4.4<text:tab/>5</text:a></text:p>
        </text:index-body>
      </text:table-of-content>
      <text:p text:style-name="P18"/>
      <text:h text:style-name="P26" text:outline-level="1"><text:bookmark-start text:name="__RefHeading___Toc107_3396345470"/>Actividades <text:span text:style-name="T15">4</text:span>.1<text:bookmark-end text:name="__RefHeading___Toc107_3396345470"/></text:h>
      <text:p text:style-name="P8"><text:span text:style-name="T10">Siguiendo las indicaciones del apartado ‘Depurar el código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25"><text:a xlink:type="simple" xlink:href="https://docs.microsoft.com/es-es/visualstudio/get-started/csharp/tutorial-debugger?view=vs-2019" text:style-name="Internet_20_link" text:visited-style-name="Visited_20_Internet_20_Link"><text:span text:style-name="T14">Ref. Web</text:span></text:a></text:p>
      <text:p text:style-name="P9"><text:span text:style-name="T13">C</text:span><text:span text:style-name="T9">apturas a añadir: </text:span></text:p>
      <text:list xml:id="list1003099842" text:style-name="L2">
        <text:list-item>
          <text:p text:style-name="P33">Proyecto creado</text:p>
        </text:list-item>
      </text:list>
      <text:list text:style-name="L3">
        <text:list-item>
          <text:p text:style-name="P35">Iniciación del depurador</text:p>
        </text:list-item>
      </text:list>
      <text:list text:style-name="L4">
        <text:list-item>
          <text:p text:style-name="P36">Ventana automático</text:p>
        </text:list-item>
      </text:list>
      <text:list text:style-name="L5">
        <text:list-item>
          <text:p text:style-name="P37">Ventana variables locales</text:p>
        </text:list-item>
      </text:list>
      <text:list text:style-name="L6">
        <text:list-item>
          <text:p text:style-name="P38">Ventana Inspección (variable name)</text:p>
        </text:list-item>
      </text:list>
      <text:list text:style-name="L7">
        <text:list-item>
          <text:p text:style-name="P39">Ventana Pila llamada (método SendMessage)</text:p>
        </text:list-item>
      </text:list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8" text:outline-level="1"/>
      <text:h text:style-name="P29" text:outline-level="1"><text:bookmark-start text:name="__RefHeading___Toc4209_4121001184"/>Actividades 4.2<text:bookmark-end text:name="__RefHeading___Toc4209_4121001184"/></text:h>
      <text:p text:style-name="P12"><text:span text:style-name="T10">Siguiendo las indicaciones del apartado ‘</text:span><text:span text:style-name="T11">Pruebas unitarias</text:span><text:span text:style-name="T10">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reformatted_20_Text"><text:a xlink:type="simple" xlink:href="https://docs.microsoft.com/es-es/visualstudio/test/getting-started-with-unit-testing?view=vs-2019" text:style-name="Internet_20_link" text:visited-style-name="Visited_20_Internet_20_Link"><text:bookmark-start text:name="__RefHeading___Toc113_3396345470"/><text:span text:style-name="T7">Ref. Web</text:span></text:a><text:bookmark-end text:name="__RefHeading___Toc113_3396345470"/></text:p>
      <text:p text:style-name="P22"/>
      <text:p text:style-name="P10"><text:span text:style-name="T13">C</text:span><text:span text:style-name="T9">apturas a añadir: </text:span></text:p>
      <text:p text:style-name="P24"/>
      <text:list xml:id="list91249385262747" text:continue-list="list1003099842" text:style-name="L2">
        <text:list-item>
          <text:p text:style-name="P34">Proyecto creado</text:p>
        </text:list-item>
      </text:list>
      <text:list text:style-name="L8">
        <text:list-item>
          <text:p text:style-name="P40">Agrega referencia de proyecto.</text:p>
        </text:list-item>
      </text:list>
      <text:list text:style-name="L9">
        <text:list-item>
          <text:p text:style-name="P41">Agregue código al método de prueba unitaria.</text:p>
        </text:list-item>
      </text:list>
      <text:list text:style-name="L10">
        <text:list-item>
          <text:p text:style-name="P42">Ventana <text:s/>Explorador de pruebas.</text:p>
        </text:list-item>
      </text:list>
      <text:list text:style-name="L11">
        <text:list-item>
          <text:p text:style-name="P43">Ventana <text:span text:style-name="T17">Test Explorer</text:span></text:p>
        </text:list-item>
      </text:list>
      <text:h text:style-name="P30" text:outline-level="1"><text:bookmark-start text:name="__RefHeading___Toc11640_948389299"/>Actividades 4.<text:span text:style-name="T18">3</text:span><text:bookmark-end text:name="__RefHeading___Toc11640_948389299"/></text:h>
      <text:p text:style-name="P14"><text:span text:style-name="T10">Siguiendo las indicaciones del </text:span><text:span text:style-name="T12">siguiente enlace</text:span><text:span text:style-name="T10"> añadir las capturas de pantalla </text:span><text:span text:style-name="T11">indicadas </text:span><text:span text:style-name="T10">a la actividad de la plataforma Moodle</text:span></text:p>
      <text:p text:style-name="P21"><text:a xlink:type="simple" xlink:href="https://netbeans.apache.org/tutorial/main/kb/docs/java/junit-intro/" text:style-name="Internet_20_link" text:visited-style-name="Visited_20_Internet_20_Link"><text:bookmark-start text:name="__RefHeading___Toc113_33963454701"/><text:span text:style-name="T7">Ref. Web</text:span></text:a><text:bookmark-end text:name="__RefHeading___Toc113_33963454701"/></text:p>
      <text:p text:style-name="P23"/>
      <text:p text:style-name="P11"><text:span text:style-name="T13">C</text:span><text:span text:style-name="T9">apturas a añadir: </text:span></text:p>
      <text:list text:continue-list="list91249385262747" text:style-name="L2">
        <text:list-item>
          <text:p text:style-name="P44">Utils.java y Vectors.java añadidas al proyecto.</text:p>
        </text:list-item>
      </text:list>
      <text:list text:style-name="L12">
        <text:list-item>
          <text:p text:style-name="P45">Añade clases de pruebas: VectorsJUnit3Test y UtilsJUnit3Test</text:p>
        </text:list-item>
        <text:list-item>
          <text:p text:style-name="P45">Ejecuta pruebas modificando los test para obtener diferentes resultados</text:p>
        </text:list-item>
        <text:list-item>
          <text:p text:style-name="P45">Repite el proceso para JUnit4</text:p>
        </text:list-item>
      </text:list>
      <text:p text:style-name="P13"/>
      <text:p text:style-name="P13"/>
      <text:p text:style-name="P13"/>
      <text:h text:style-name="P31" text:outline-level="1"><text:bookmark-start text:name="__RefHeading___Toc2060_1723208247"/>Actividades 4.<text:span text:style-name="T19">4</text:span><text:bookmark-end text:name="__RefHeading___Toc2060_1723208247"/></text:h>
      <text:p text:style-name="P3">Proyecto Unity con Vuforia para implementar proyecto de Realidad Aumentada para sistema operativo Android</text:p>
      <text:p text:style-name="P19"><text:span text:style-name="T8">Para iniciar la actividad, acceder al siguiente enlace para la realización de un formulario sobre diferentes proveedores de AR: </text:span><text:bookmark text:name="yui_3_17_2_1_1675248144756_1912"/><text:a xlink:type="simple" xlink:href="https://forms.gle/HkBgnkMconXa4irVA" office:target-frame-name="_blank" xlink:show="new" text:style-name="Internet_20_link" text:visited-style-name="Visited_20_Internet_20_Link"><text:span text:style-name="T20">https://forms.gle/HkBgnkMconXa4irVA</text:span></text:a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Candara1" fo:font-family="Candara" style:font-style-name="Negrita" style:font-family-generic="swiss" style:font-pitch="variable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MP3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df3c9" style:font-size-asian="10.5pt" style:font-size-complex="10.5pt"/>
    </style:style>
    <style:style style:name="MT3" style:family="text">
      <style:text-properties fo:color="#999999" loext:opacity="100%" fo:font-size="10.5pt" officeooo:rsid="000072b9" style:font-size-asian="10.5pt" style:font-size-complex="10.5pt"/>
    </style:style>
    <style:style style:name="MT4" style:family="text">
      <style:text-properties fo:color="#999999" loext:opacity="100%" fo:font-size="10.5pt" officeooo:rsid="000df3c9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4</text:span></text:p>
      </style:header>
      <style:footer>
        <text:p text:style-name="MP3"><text:span text:style-name="MT3">CFGS – Desarrollo de Aplicaciones Web <text:s text:c="21"/><text:tab/></text:span><text:span text:style-name="MT3"><office:annotation loext:resolved="false"><dc:date>2020-11-01T18:18:59.794026446</dc:date><text:p>&lt;!--StartFragment--&gt;</text:p></office:annotation></text:span><text:span text:style-name="MT3"> <text:s text:c="38"/>UD</text:span><text:span text:style-name="MT4">4</text:span><text:span text:style-name="MT3">. Depuración y realización de pruebas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5-01-17T09:12:49.152000000</dc:date>
    <meta:editing-duration>P4DT17H1M43S</meta:editing-duration>
    <meta:editing-cycles>24</meta:editing-cycles>
    <meta:document-statistic meta:table-count="0" meta:image-count="0" meta:object-count="0" meta:page-count="5" meta:paragraph-count="43" meta:word-count="279" meta:character-count="1955" meta:non-whitespace-character-count="1663"/>
  </office:meta>
</office:document-meta>
</file>